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 table:style-name="ce418" office:value-type="date" office:date-value="2020-09-22" calcext:value-type="date">
            <text:p>09-22</text:p>
          </table:table-cell>
          <table:table-cell table:style-name="ce525" office:value-type="time" office:time-value="PT16H10M00S" calcext:value-type="time">
            <text:p>04:1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a-luke-vader</text:p>
          </table:table-cell>
          <table:table-cell table:style-name="ce411" office:value-type="string" calcext:value-type="string">
            <text:p>som-star_wars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525" office:value-type="time" office:time-value="PT14H15M00S" calcext:value-type="time">
            <text:p>02:15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b-luke</text:p>
          </table:table-cell>
          <table:table-cell table:style-name="ce411" office:value-type="string" calcext:value-type="string">
            <text:p>som-luke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525" office:value-type="time" office:time-value="PT12H20M00S" calcext:value-type="time">
            <text:p>12:2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c-vader</text:p>
          </table:table-cell>
          <table:table-cell table:style-name="ce411" office:value-type="string" calcext:value-type="string">
            <text:p>som-vader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525" office:value-type="time" office:time-value="PT13H30M00S" calcext:value-type="time">
            <text:p>01:30 P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8" calcext:value-type="date">
            <text:p>09-28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3d-luke-vader-ffm</text:p>
          </table:table-cell>
          <table:table-cell table:style-name="ce411" office:value-type="string" calcext:value-type="string">
            <text:p>som-star_war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3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7">00/00/0000</text:date>, <text:time style:data-style-name="N2" text:time-value="09:40:19.522343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7T13:31:43.402067522</dc:date>
    <meta:editing-duration>P122DT4H16M3S</meta:editing-duration>
    <meta:editing-cycles>1490</meta:editing-cycles>
    <meta:document-statistic meta:table-count="12" meta:cell-count="3277" meta:object-count="0"/>
  </office:meta>
</office:document-meta>
</file>